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787cm"/>
    </style:style>
    <style:style style:name="Tabela1.B" style:family="table-column">
      <style:table-column-properties style:column-width="0.192cm"/>
    </style:style>
    <style:style style:name="Tabela1.C" style:family="table-column">
      <style:table-column-properties style:column-width="14.02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knowledge-base"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Table_20_Contents"><text:a xlink:type="simple" xlink:href="https://kodilla.com/pl/knowledge-base/html-doctype">&lt;!DOCTYP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Definiuje typ dokumentu dla HTML5. Nie domykamy tego znacznika, występuje on raz i musi się znajdować zawsze przed tagiem &lt;html&gt;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html">&lt;html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Wskazuje początek i koniec dokumentu HTML (występuje raz). Oprócz deklaracji typu dokumentu, poza nim nie powinno się nic znajdować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itle">&lt;titl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tytuł dokumentu, który najczęściej pojawia się na zakładce przeglądarki. Występuje raz w dokumencie i powinien znajdować się w ramach &lt;head&gt;&lt;/head&gt;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body">&lt;body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Jest to część dokumentu, w której znajduje się zawartość (treść) strony widoczna dla użytkownika w przeglądarce. Występuje raz w dokumencie za znacznikiem &lt;/head&gt;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h1">&lt;h1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Nagłówki w treści dokumentu, gdzie liczba w tagu określa wielkość tego nagłówka (rozmiar tekstu)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p">&lt;p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Jest to paragraf (akapit) 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br">&lt;br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Samozamykający się znacznik łamania linii. Jego działanie jest podobne do jednego "enter" w tekści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hr">&lt;hr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Samozamykający się znacznik linii rozdzielający np. kolejne sekcje treści w dokumencie HTML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comment">&lt;!--...--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i komentarza, które pozwalają dodać do HTML tekst opisujący kod, który nie będzie widoczny w przeglądarc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abbr">&lt;abbr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, który w kontekście semantycznym określa fragment tekstu będący skrótem dłuższego terminu, takim jak np. HTML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address">&lt;address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, który w kontekście semantycznym określa sekcję informacji adresowych do autora/właściciela strony lub artykuł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b">&lt;b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 służący do pogrubienia wybranego teks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bdi">&lt;bdi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 izolujący część tekstu, który może być formatowany w innym kierunk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bdo">&lt;bdo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 nadpisujący obecny kierunek teks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blockquote">&lt;blockquot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, który w kontekście semantycznym określa sekcję zawierającą cytat/y i wyświetla je blokowo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cite">&lt;cit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, który w kontekście semantycznym określa cytat - wyświetlanie liniow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code">&lt;cod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, który w kontekście semantycznym określa sekcje, w której chcemy zaprezentować kod źródłowy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el">&lt;del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 używany do zaznaczenia sekcji dokumentu, które zostały usunięte w stosunku do innej wersji dokumen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fn">&lt;dfn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Ten tag używany jest do definicji załączonego termin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em">&lt;em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Używany do zaznaczenia wybranego tekstu kursywą, ma również znaczenie semantyczne, określające wagę tego teks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i">&lt;i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 wyświetlający objęty tekst kursywą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ins">&lt;ins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 używany do zaznaczenia sekcji dokumentu, które zostały wstawione w stosunku do innej wersji dokumen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kbd">&lt;kbd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Używany do oznaczenia znaków klawiatury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mark">&lt;mark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Tym tagiem obejmujemy tekst, który chcemy podświetlić. Sam nie nadaje wyglądy, trzeba dopisać regułę CSS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meter">&lt;meter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Element używany do wyświetlenia paska postępu danego procesu. Działa analogicznie do &lt;progress&gt;, nadaje jednak inny wygląd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pre">&lt;pr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Tekst objęty tym tagiem zachowuje swoje odstępy i nowe linie. </text:p>
            </table:table-cell>
          </table:table-row>
          <text:soft-page-break/>
          <table:table-row>
            <table:table-cell table:style-name="Tabela1.A1" office:value-type="string">
              <text:p text:style-name="Table_20_Contents"><text:a xlink:type="simple" xlink:href="https://kodilla.com/pl/knowledge-base/html-progress">&lt;progress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Element używany do wyświetlenia paska postępu danego procesu. Działa analogicznie do &lt;meter&gt;, nadaje jednak inny wygląd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q">&lt;q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Używany do objęcia tesktu w cudzysłów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rp">&lt;rp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Dodaje wokół tekstu apostrofy. Używany, gdy adnotacje Ruby nie są obsługiwan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">&lt;s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Służy to wskazania treści, która nie jest już aktualna. Efektem użycia jest przekreślenie treśc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amp">&lt;samp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Przedstawia przykładowy, komputerowy, kod wyjściowy. Używany gdy np. chcemy pokazać wynik wyświetlony przez program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mall">&lt;small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Tekst wprowadzony wewnątrz tego taga zawsze będzie mniejszy. Często używany jako dodatkowy przypis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trong">&lt;strong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Element służący do wzmocnienia tekstu. Wyświetla frazę jako pogrubioną a sam tekst jest interpretowany jako ważny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ub">&lt;sub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Używany do prezentacji tekstu w indeksie dolnym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up">&lt;sup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Używany do prezentacji tekstu w indeksie górnym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ime">&lt;tim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Element oznaczający datę lub godzinę. Dzięki niemu możemy osobno sformatować tego typu tekst a komputery mogą korzystać z tych informacj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u">&lt;u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Reprezentuje tekst, który powinien być subtelnie wyróżniony. Użytkownik widzi go jako podkreślony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var">&lt;var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Wyróżnia tekst. Używany jako element oznaczający zmienną w tekście. Użytkownik widzi zawartość takiego elementu jak napisany kursywą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wbr">&lt;wbr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 samozamykający. Wskazuje przeglądarce okazje do złamania tekstu, stosowany w okolicach zakończenia linii, pomaga zachować właściwą estetykę tekstu oraz uniknąć wdów i sierot w tekści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form">&lt;form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Kontener dla formularzy, używany do grupowania pól służących do wprowadzania informacj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input">&lt;input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Element służący do wprowadzania informacji. Posiada różnego rodzaju warianty zależnie od formy informacj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extarea">&lt;textarea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Pole tekstowe, daje mozliwość wprowadzenia dużej ilości teks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button">&lt;button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klikalny przycisk, często służy do wywołania akcji na stronie lub wysłania czy odrzucenia formularza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elect">&lt;select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pole wyboru z rozwijalną listą opcj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optgroup">&lt;optgroup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Grupuje pokrewne opcje wyboru wewnątrz znacznika &lt;select&gt;. Przydaje się gdy dajemy użytkownikowi sporą ilość opcji do wyboru. Dzięki temu tagowi możemy je pogrupować żeby ułatwić użytkownikowi decyzję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option">&lt;option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opcję do wyboru wewnątrz znacznika &lt;select&gt;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label">&lt;label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nacznik etykiety, często stosowany w przypadku formularzy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fieldset">&lt;fieldset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Służy do grupowania powiązanych elementów w formularzu. Na przykład etykieta oraz pole wprowadzania tekstu są elementami powiązanym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legend">&lt;legend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etykietę dla zbioru podobnych elementów formularza. Używany gdy mamy kilka pól wprowadzania informacji wraz z etykietami, zgrupowanych za pomocą &lt;fieldset&gt; i chcemy tej grupie nadać etykietę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atalist">&lt;datalist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predefiniowane opcje wybory dla pól wprowadzania teks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output">&lt;output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Tag określający zawartość jako wynik kalkulacj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iframe">&lt;ifram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ramkę za pomocą której wewnątrz strony można wyświetlić kolejną stronę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img">&lt;img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Tag służący do umieszczania elementów graficznych w dokumencie np. zdjęć.</text:p>
            </table:table-cell>
          </table:table-row>
          <text:soft-page-break/>
          <table:table-row>
            <table:table-cell table:style-name="Tabela1.A1" office:value-type="string">
              <text:p text:style-name="Table_20_Contents"><text:a xlink:type="simple" xlink:href="https://kodilla.com/pl/knowledge-base/html-map">&lt;map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Definiuje kontener, mapę interaktywnych elementów po stronie użytkownika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area">&lt;area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Definiuje interaktywne elementy mapy po stronie użytkownika. Można nadawać im kształt oraz przypisywać działania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canvas">&lt;canvas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Służy do rysowania grafik lub elementów za pomocą funkcji Javascript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figcaption">&lt;figcaption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podpis dla elementu &lt;figure&gt;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figure">&lt;figur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Służy do określania elementów będących treścią nie mającą wpływu na wartość treści dokumentu. Najczęściej używany w przypadku zdjęć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audio">&lt;audio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a jego pomocą wstawiamy ścieżki dźwiękowe do dokumen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ource">&lt;sourc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Definiuje źródło elementów multimedialnych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rack">&lt;track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Służy do dołączania napisów do elementów multimedialnych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video">&lt;video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Służy do wstawiania filmów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a">&lt;a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Tworzy odnośnik do strony lub elemen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link">&lt;link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Tworzy zależność dokumentu z zewnętrznym źródłem. Często służy do podpinania arkuszu styl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nav">&lt;nav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zbiór linków służących do nawigowania po stroni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ul">&lt;ul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nieuporządkowaną listę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ol">&lt;ol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listę uporządkowaną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li">&lt;li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Element listy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l">&lt;dl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listę definicj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t">&lt;dt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definiowany termin w liście definicj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d">&lt;dd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definicje terminu na liście definicj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able">&lt;tabl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Za pomocą tego tagu tworzymy tabelę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caption">&lt;caption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podpis dla tabel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h">&lt;th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komórkę nagłówka tabel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r">&lt;tr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wiersz tabel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d">&lt;td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komórkę tabel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head">&lt;thead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Grupuje elementy nagłówka tabel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body">&lt;tbody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Grupuje elementy zawartości tabel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foot">&lt;tfoot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Grupuje elementy stopki tabel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col">&lt;col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kolumnę wewnątrz &lt;colgroup&gt; w kontekście tabel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colgroup">&lt;colgroup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grupę kolumn w tabel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tyle">&lt;styl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Pozwala użyć styli CSS wewnątrz dokumen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iv">&lt;div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Najbardziej uniwersalny tag do definiowania sekcji w dokumencie. Nadaje wyświetlanie blokow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pan">&lt;span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bejmujemy tym tagiem dany tekst, gdy chcemy nadać mu jakiś styl, a nie chcemy objąć go znacznikiem &lt;div&gt;, który utworzyłby nowy blok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header">&lt;header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Ten element jest używany do określenia nagłówka dokumentu lub sekcj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footer">&lt;footer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Tag używany do określenia stopki, zazwyczaj całej strony, ale może być też dla sekcji. Najczęściej zawiera informacje o firmie lub twórcach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main">&lt;main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główną sekcję dokumentu. 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ection">&lt;section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sekcję dokumentu lub aplikacji będącą tematyczną grupą treści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article">&lt;articl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sekcję określającą artykuł - tematycznie zamknięty blok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aside">&lt;asid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Definiuje sekcję będącą na uboczu strony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etails">&lt;details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Używany do określenia dodatkowych detali, które użytkownik może pokazać lub schować.</text:p>
            </table:table-cell>
          </table:table-row>
          <text:soft-page-break/>
          <table:table-row>
            <table:table-cell table:style-name="Tabela1.A1" office:value-type="string">
              <text:p text:style-name="Table_20_Contents"><text:a xlink:type="simple" xlink:href="https://kodilla.com/pl/knowledge-base/html-dialog">&lt;dialog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Używany do wyświetlenia okna dialogowego określonego wygląd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ummary">&lt;summary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Używany do określenia tekstu podsumowującego, nadając mu standardowy wygląd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head">&lt;head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W tej sekcji znajdować się muszą wszystkie tagi kluczowe dla dokumentu, takie jak: &lt;meta&gt;, &lt;title&gt;, &lt;link&gt;, &lt;script&gt; itd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meta">&lt;meta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Definiuje metadane o dokumencie, np. w jakim standardzie kodowane mają być znaki. Występuje wyłącznie w &lt;head&gt;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base">&lt;base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bazowy URL lub cel dla wszystkich względnych URLi w dokumenci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cript">&lt;script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, gdzie pisane są skrypty przeglądarkowe, np. JavaScript. Może też linkować do skryptów. Zazwyczaj mieści się w &lt;head&gt; lub na samym końcu &lt;body&gt;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noscript">&lt;noscript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Definiuje alternatywną zawartość, gdzie nie wspierane są skrypty przeglądarkow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embed">&lt;embed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Definiuje kontener dla zewnętrznej aplikacji - niekoniecznie pisanej w HTML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object">&lt;object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Definiuje kontener dla zewnętrznego obiektu, jak na przykład materiały video/audio, Flash itd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param">&lt;param&gt;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Używany do ustawienia parametrów dla zewnętrznych materiałów wewnątrz obiektu &lt;object&gt;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accesskey">accesskey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Atrybut określający klawisz służący do wywołania skupienia na elemencie, w którym się znajduj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class">class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Atrybut mogący zawierać jedną lub więcej klas, za pomocą których aplikowane są reguły CSS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contenteditable">contenteditable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Atrybut, który określa, czy zawartość może być edytowalna przez użytkownika, czy nie. 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contextmenu">contextmenu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menu kontekstowe, które pojawia się, gdy użytkownik kliknie prawym przyciskiem myszy na element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ata-attribute">data-*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Używany do przechowywania informacji wewnątrz tagów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ir">dir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kierunek tekstu wewnątrz elemen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raggable">draggable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, czy element jest przeciągalny, czy ni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dropzone">dropzone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, czy przeciągnięte dane są przeniesione, skopiowane czy zalinkowan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hidden">hidden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Nadaje się go elementom, które są już/jeszcze nie są istotn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id">id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unikalne id dla elementu. Dane id może zostać przypisane tylko jednemu elementowi i może służyć do odwołania się z poziomu stylów lub skryptów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lang">lang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język dla zawartości elemen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pellcheck">spellcheck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, czy teksty elementu mają się podkreślać, gdy są napisane niegramatycznie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style-attribute">style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Nadaje możliwość określenia stylów dla elementu. Sugerowane jest używanie tylko w niestandardowym kontekście, gdyż dobrą praktyką jest trzymanie stylów CSS w osobnym plik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abindex">tabindex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kolejność, według której elementy będą zaznaczane po naciśnięciu klawisza tab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itle-attribute">title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 tytuł elementu.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https://kodilla.com/pl/knowledge-base/html-translate">translate</text:a></text:p>
            </table:table-cell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Contents">Określa, czy zawartość elementu powinna być tłumaczona, czy nie.</text:p>
            </table:table-cell>
          </table:table-row>
        </table:table>
      </text:section>
      <text:section text:style-name="Sect1" text:name="alerts">
        <text:p text:style-name="Standard"/>
      </text:section>
      <text:p text:style-name="Standard"><text:a xlink:type="simple" xlink:href="https://web.facebook.com/kodillaCom/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1-11-18T08:42:26.38</meta:creation-date>
    <meta:document-statistic meta:table-count="1" meta:image-count="0" meta:object-count="0" meta:page-count="4" meta:paragraph-count="234" meta:word-count="1385" meta:character-count="10141"/>
    <dc:date>2021-11-18T08:43:23.60</dc:date>
    <meta:editing-duration>PT58S</meta:editing-duration>
    <meta:editing-cycles>1</meta:editing-cycles>
    <meta:generator>OpenOffice.org/3.3$Win32 OpenOffice.org_project/330m20$Build-9567</meta:generator>
  </office:meta>
</office:document-meta>
</file>